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5-11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5-09-18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5-06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5-02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4-11-0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4-09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4-07-1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4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3-10-1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3-08-1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3-04-1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3-02-06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2-11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2-08-1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2-06-0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2-02-1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1-08-0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1-04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1-03-03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0-10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0-09-0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0-04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9-09-0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9-06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9-03-1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8-09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7-1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7-09-0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7-03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6-12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6-09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6-06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6-02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5-09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5-06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5-03-2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4-12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4-09-1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4-07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4-03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3-12-1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3-09-1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3-06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3-03-1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2-11-2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2-08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2-05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2-03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1-12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1-09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1-05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1-03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0-12-2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0-09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0-06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10-03-0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9-12-0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9-09-1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9-05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9-03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8-12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8-08-26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8-05-0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8-01-3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7-11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7-08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7-06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7-02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6-11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6-07-2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6-05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4</text:p>
          </table:table-cell>
          <table:table-cell office:value-type="string" calcext:value-type="string">
            <text:p>63G 25 SOW 111S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